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äsentationstabelle" style:family="table">
      <style:table-properties style:width="7.497cm" fo:margin-left="8.504cm" fo:margin-right="0cm" table:align="margins"/>
    </style:style>
    <style:style style:name="Prä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officeooo:paragraph-rsid="000c2b22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0c2b22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äsentationstabelle" table:style-name="Präsentationstabelle">
        <table:table-column table:style-name="Präsentationstabelle.A"/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ext:p text:style-name="P6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officeooo:paragraph-rsid="000c2b22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MP3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0c2b22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office:value-type="string">
              <text:p text:style-name="MP1"><text:span text:style-name="MT1"/></text:p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  <table:table-row table:style-name="Footertabelle.1">
            <table:table-cell office:value-type="string">
              <text:p text:style-name="MP3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3-08-23T20:51:05">23.08.13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08-23T20:51:05</dc:date>
    <meta:editing-duration>PT4H57M20S</meta:editing-duration>
    <meta:editing-cycles>52</meta:editing-cycles>
    <meta:generator>LibreOffice/4.0.2.2$Linux_x86 LibreOffice_project/400m0$Build-2</meta:generator>
    <meta:print-date>2013-04-29T09:25:28.90</meta:print-date>
    <dc:creator>Dieter Apel</dc:creator>
    <meta:document-statistic meta:table-count="6" meta:image-count="0" meta:object-count="0" meta:page-count="1" meta:paragraph-count="4" meta:word-count="3" meta:character-count="18" meta:non-whitespace-character-count="17"/>
  </office:meta>
</office:document-meta>
</file>